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e98" officeooo:paragraph-rsid="00191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urnett</meta:initial-creator>
    <meta:creation-date>2020-07-15T15:09:39.333297247</meta:creation-date>
    <dc:date>2020-07-15T15:09:48.131157856</dc:date>
    <dc:creator>Peter Burnett</dc:creator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